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3">
      <style:paragraph-properties fo:break-before="page"/>
    </style:style>
    <style:style style:name="P2" style:family="paragraph" style:parent-style-name="Heading_20_2">
      <style:paragraph-properties fo:text-align="center" style:justify-single-word="false" fo:break-before="page"/>
    </style:style>
    <style:style style:name="P3" style:family="paragraph" style:parent-style-name="Standard">
      <style:text-properties officeooo:rsid="0011c779" officeooo:paragraph-rsid="0011c779"/>
    </style:style>
    <style:style style:name="P4" style:family="paragraph" style:parent-style-name="Standard">
      <style:paragraph-properties fo:text-align="center" style:justify-single-word="false"/>
      <style:text-properties officeooo:rsid="0011c779" officeooo:paragraph-rsid="0011c779"/>
    </style:style>
    <style:style style:name="P5" style:family="paragraph" style:parent-style-name="Standard">
      <style:text-properties fo:font-style="italic" officeooo:rsid="0011c779" officeooo:paragraph-rsid="0011c779" style:font-style-asian="italic" style:font-style-complex="italic"/>
    </style:style>
    <style:style style:name="P6" style:family="paragraph" style:parent-style-name="Standard">
      <style:text-properties officeooo:rsid="0018965d" officeooo:paragraph-rsid="0018965d"/>
    </style:style>
    <style:style style:name="P7" style:family="paragraph" style:parent-style-name="Standard">
      <style:text-properties officeooo:rsid="0018e47f" officeooo:paragraph-rsid="001bb5d5"/>
    </style:style>
    <style:style style:name="P8" style:family="paragraph" style:parent-style-name="Standard">
      <style:text-properties officeooo:rsid="001bb5d5" officeooo:paragraph-rsid="001bb5d5"/>
    </style:style>
    <style:style style:name="P9" style:family="paragraph" style:parent-style-name="Standard">
      <style:text-properties officeooo:rsid="001bb5d5" officeooo:paragraph-rsid="001cade1"/>
    </style:style>
    <style:style style:name="P10" style:family="paragraph" style:parent-style-name="Standard">
      <style:text-properties officeooo:rsid="001cade1" officeooo:paragraph-rsid="001cade1"/>
    </style:style>
    <style:style style:name="P11" style:family="paragraph" style:parent-style-name="Standard">
      <style:text-properties officeooo:rsid="001dee62" officeooo:paragraph-rsid="001dee62"/>
    </style:style>
    <style:style style:name="P12" style:family="paragraph" style:parent-style-name="Standard">
      <style:text-properties officeooo:rsid="001f02d3" officeooo:paragraph-rsid="001f02d3"/>
    </style:style>
    <style:style style:name="P13" style:family="paragraph" style:parent-style-name="Standard">
      <style:text-properties officeooo:rsid="001f02d3" officeooo:paragraph-rsid="0020b731"/>
    </style:style>
    <style:style style:name="P14" style:family="paragraph" style:parent-style-name="Standard">
      <style:text-properties officeooo:rsid="0020b731" officeooo:paragraph-rsid="0020b731"/>
    </style:style>
    <style:style style:name="P15" style:family="paragraph" style:parent-style-name="Standard">
      <style:paragraph-properties fo:text-align="center" style:justify-single-word="false"/>
      <style:text-properties officeooo:rsid="0020b731" officeooo:paragraph-rsid="0020b731"/>
    </style:style>
    <style:style style:name="P16" style:family="paragraph" style:parent-style-name="Standard">
      <style:text-properties officeooo:rsid="0020b731" officeooo:paragraph-rsid="00b886a3"/>
    </style:style>
    <style:style style:name="P17" style:family="paragraph" style:parent-style-name="Standard">
      <style:text-properties officeooo:rsid="00288621" officeooo:paragraph-rsid="00288621"/>
    </style:style>
    <style:style style:name="P18" style:family="paragraph" style:parent-style-name="Standard">
      <style:text-properties officeooo:rsid="00288621" officeooo:paragraph-rsid="002a39da"/>
    </style:style>
    <style:style style:name="P19" style:family="paragraph" style:parent-style-name="Standard">
      <style:text-properties officeooo:rsid="002b59e9" officeooo:paragraph-rsid="001bb5d5"/>
    </style:style>
    <style:style style:name="P20" style:family="paragraph" style:parent-style-name="Standard">
      <style:text-properties officeooo:rsid="002b59e9" officeooo:paragraph-rsid="002b59e9"/>
    </style:style>
    <style:style style:name="P21" style:family="paragraph" style:parent-style-name="Standard" style:list-style-name="L2">
      <style:text-properties officeooo:rsid="002b59e9" officeooo:paragraph-rsid="002b59e9"/>
    </style:style>
    <style:style style:name="P22" style:family="paragraph" style:parent-style-name="Standard">
      <style:text-properties officeooo:rsid="002f1272" officeooo:paragraph-rsid="002f1272"/>
    </style:style>
    <style:style style:name="P23" style:family="paragraph" style:parent-style-name="Standard">
      <style:text-properties officeooo:rsid="002f9c2e" officeooo:paragraph-rsid="002f9c2e"/>
    </style:style>
    <style:style style:name="P24" style:family="paragraph" style:parent-style-name="Standard">
      <style:text-properties officeooo:rsid="003334ff" officeooo:paragraph-rsid="003334ff"/>
    </style:style>
    <style:style style:name="P25" style:family="paragraph" style:parent-style-name="Standard">
      <style:text-properties officeooo:rsid="0038da8a" officeooo:paragraph-rsid="0038da8a"/>
    </style:style>
    <style:style style:name="P26" style:family="paragraph" style:parent-style-name="Standard">
      <style:text-properties officeooo:rsid="0038da8a" officeooo:paragraph-rsid="003b1af9"/>
    </style:style>
    <style:style style:name="P27" style:family="paragraph" style:parent-style-name="Standard">
      <style:text-properties officeooo:rsid="0038da8a" officeooo:paragraph-rsid="00408eb6"/>
    </style:style>
    <style:style style:name="P28" style:family="paragraph" style:parent-style-name="Standard">
      <style:text-properties officeooo:rsid="0038da8a" officeooo:paragraph-rsid="0046bf42"/>
    </style:style>
    <style:style style:name="P29" style:family="paragraph" style:parent-style-name="Standard">
      <style:text-properties officeooo:rsid="0038da8a" officeooo:paragraph-rsid="004d67f0"/>
    </style:style>
    <style:style style:name="P30" style:family="paragraph" style:parent-style-name="Standard">
      <style:text-properties officeooo:rsid="003b4aad" officeooo:paragraph-rsid="003b4aad"/>
    </style:style>
    <style:style style:name="P31" style:family="paragraph" style:parent-style-name="Standard">
      <style:text-properties officeooo:rsid="00408eb6" officeooo:paragraph-rsid="00408eb6"/>
    </style:style>
    <style:style style:name="P32" style:family="paragraph" style:parent-style-name="Standard">
      <style:text-properties officeooo:rsid="00408eb6" officeooo:paragraph-rsid="004d67f0"/>
    </style:style>
    <style:style style:name="P33" style:family="paragraph" style:parent-style-name="Standard">
      <style:text-properties officeooo:rsid="00412f43" officeooo:paragraph-rsid="00412f43"/>
    </style:style>
    <style:style style:name="P34" style:family="paragraph" style:parent-style-name="Standard">
      <style:text-properties officeooo:rsid="00434899" officeooo:paragraph-rsid="00408eb6"/>
    </style:style>
    <style:style style:name="P35" style:family="paragraph" style:parent-style-name="Standard">
      <style:text-properties officeooo:rsid="0048be80" officeooo:paragraph-rsid="0048be80"/>
    </style:style>
    <style:style style:name="P36" style:family="paragraph" style:parent-style-name="Standard">
      <style:text-properties officeooo:rsid="004d67f0" officeooo:paragraph-rsid="004d67f0"/>
    </style:style>
    <style:style style:name="P37" style:family="paragraph" style:parent-style-name="Standard">
      <style:text-properties fo:color="#808080" officeooo:rsid="0038da8a" officeooo:paragraph-rsid="003b4aad"/>
    </style:style>
    <style:style style:name="P38" style:family="paragraph" style:parent-style-name="Standard">
      <style:text-properties officeooo:rsid="00532e91" officeooo:paragraph-rsid="00532e91"/>
    </style:style>
    <style:style style:name="P39" style:family="paragraph" style:parent-style-name="Standard">
      <style:text-properties officeooo:rsid="00532e91" officeooo:paragraph-rsid="0069847c"/>
    </style:style>
    <style:style style:name="P40" style:family="paragraph" style:parent-style-name="Standard">
      <style:text-properties officeooo:rsid="00532e91" officeooo:paragraph-rsid="006cd630"/>
    </style:style>
    <style:style style:name="P41" style:family="paragraph" style:parent-style-name="Standard">
      <style:text-properties officeooo:paragraph-rsid="00532e91"/>
    </style:style>
    <style:style style:name="P42" style:family="paragraph" style:parent-style-name="Standard">
      <style:text-properties officeooo:rsid="005392da" officeooo:paragraph-rsid="005392da"/>
    </style:style>
    <style:style style:name="P43" style:family="paragraph" style:parent-style-name="Standard">
      <style:text-properties officeooo:rsid="005531af" officeooo:paragraph-rsid="005531af"/>
    </style:style>
    <style:style style:name="P44" style:family="paragraph" style:parent-style-name="Standard">
      <style:text-properties officeooo:rsid="005576f3" officeooo:paragraph-rsid="005576f3"/>
    </style:style>
    <style:style style:name="P45" style:family="paragraph" style:parent-style-name="Standard">
      <style:text-properties officeooo:rsid="005641ed" officeooo:paragraph-rsid="005576f3"/>
    </style:style>
    <style:style style:name="P46" style:family="paragraph" style:parent-style-name="Standard">
      <style:text-properties officeooo:rsid="005641ed" officeooo:paragraph-rsid="00570b28"/>
    </style:style>
    <style:style style:name="P47" style:family="paragraph" style:parent-style-name="Standard">
      <style:text-properties officeooo:rsid="0058b4c7" officeooo:paragraph-rsid="0058b4c7"/>
    </style:style>
    <style:style style:name="P48" style:family="paragraph" style:parent-style-name="Standard">
      <style:text-properties officeooo:rsid="00593e45" officeooo:paragraph-rsid="00593e45"/>
    </style:style>
    <style:style style:name="P49" style:family="paragraph" style:parent-style-name="Standard">
      <style:text-properties officeooo:rsid="00593e45" officeooo:paragraph-rsid="005cd7a0"/>
    </style:style>
    <style:style style:name="P50" style:family="paragraph" style:parent-style-name="Standard">
      <style:text-properties officeooo:rsid="00593e45" officeooo:paragraph-rsid="005d179a"/>
    </style:style>
    <style:style style:name="P51" style:family="paragraph" style:parent-style-name="Standard">
      <style:text-properties officeooo:rsid="00593e45" officeooo:paragraph-rsid="007a82a3"/>
    </style:style>
    <style:style style:name="P52" style:family="paragraph" style:parent-style-name="Standard">
      <style:text-properties officeooo:rsid="005cd7a0" officeooo:paragraph-rsid="005cd7a0"/>
    </style:style>
    <style:style style:name="P53" style:family="paragraph" style:parent-style-name="Standard">
      <style:text-properties officeooo:rsid="005cd7a0" officeooo:paragraph-rsid="005d179a"/>
    </style:style>
    <style:style style:name="P54" style:family="paragraph" style:parent-style-name="Standard">
      <style:text-properties officeooo:rsid="005cd7a0" officeooo:paragraph-rsid="007c2295"/>
    </style:style>
    <style:style style:name="P55" style:family="paragraph" style:parent-style-name="Standard">
      <style:text-properties officeooo:rsid="005d179a" officeooo:paragraph-rsid="005d179a"/>
    </style:style>
    <style:style style:name="P56" style:family="paragraph" style:parent-style-name="Standard">
      <style:text-properties officeooo:rsid="005d179a" officeooo:paragraph-rsid="00798d87"/>
    </style:style>
    <style:style style:name="P57" style:family="paragraph" style:parent-style-name="Standard">
      <style:text-properties officeooo:rsid="005d179a" officeooo:paragraph-rsid="007a82a3"/>
    </style:style>
    <style:style style:name="P58" style:family="paragraph" style:parent-style-name="Standard">
      <style:text-properties officeooo:rsid="005f4690" officeooo:paragraph-rsid="005d179a"/>
    </style:style>
    <style:style style:name="P59" style:family="paragraph" style:parent-style-name="Standard">
      <style:text-properties officeooo:rsid="00614cf8" officeooo:paragraph-rsid="00614cf8"/>
    </style:style>
    <style:style style:name="P60" style:family="paragraph" style:parent-style-name="Standard">
      <style:text-properties officeooo:rsid="00616917" officeooo:paragraph-rsid="00616917"/>
    </style:style>
    <style:style style:name="P61" style:family="paragraph" style:parent-style-name="Standard">
      <style:text-properties officeooo:rsid="00616917" officeooo:paragraph-rsid="00618e8b"/>
    </style:style>
    <style:style style:name="P62" style:family="paragraph" style:parent-style-name="Standard">
      <style:text-properties officeooo:rsid="00618e8b" officeooo:paragraph-rsid="00618e8b"/>
    </style:style>
    <style:style style:name="P63" style:family="paragraph" style:parent-style-name="Standard">
      <style:text-properties officeooo:rsid="00630d56" officeooo:paragraph-rsid="00630d56"/>
    </style:style>
    <style:style style:name="P64" style:family="paragraph" style:parent-style-name="Standard">
      <style:text-properties officeooo:rsid="006563aa" officeooo:paragraph-rsid="006563aa"/>
    </style:style>
    <style:style style:name="P65" style:family="paragraph" style:parent-style-name="Standard">
      <style:text-properties officeooo:rsid="00664a8e" officeooo:paragraph-rsid="00664a8e"/>
    </style:style>
    <style:style style:name="P66" style:family="paragraph" style:parent-style-name="Standard">
      <style:text-properties officeooo:rsid="0066792e" officeooo:paragraph-rsid="0066792e"/>
    </style:style>
    <style:style style:name="P67" style:family="paragraph" style:parent-style-name="Standard">
      <style:text-properties officeooo:rsid="0066792e" officeooo:paragraph-rsid="0080f473"/>
    </style:style>
    <style:style style:name="P68" style:family="paragraph" style:parent-style-name="Standard">
      <style:text-properties officeooo:rsid="0067936f" officeooo:paragraph-rsid="0066792e"/>
    </style:style>
    <style:style style:name="P69" style:family="paragraph" style:parent-style-name="Standard">
      <style:text-properties officeooo:rsid="0067936f" officeooo:paragraph-rsid="0080f473"/>
    </style:style>
    <style:style style:name="P70" style:family="paragraph" style:parent-style-name="Standard">
      <style:text-properties officeooo:rsid="00695a24" officeooo:paragraph-rsid="00695a24"/>
    </style:style>
    <style:style style:name="P71" style:family="paragraph" style:parent-style-name="Standard">
      <style:text-properties officeooo:paragraph-rsid="006cd630"/>
    </style:style>
    <style:style style:name="P72" style:family="paragraph" style:parent-style-name="Standard">
      <style:text-properties officeooo:rsid="00810626" officeooo:paragraph-rsid="00810626"/>
    </style:style>
    <style:style style:name="P73" style:family="paragraph" style:parent-style-name="Standard">
      <style:text-properties officeooo:rsid="0083cf80" officeooo:paragraph-rsid="0083cf80"/>
    </style:style>
    <style:style style:name="P74" style:family="paragraph" style:parent-style-name="Standard">
      <style:paragraph-properties fo:text-align="start" style:justify-single-word="false"/>
      <style:text-properties officeooo:rsid="0083cf80" officeooo:paragraph-rsid="0083cf80"/>
    </style:style>
    <style:style style:name="P75" style:family="paragraph" style:parent-style-name="Standard">
      <style:text-properties officeooo:rsid="0083cf80" officeooo:paragraph-rsid="00a0ba36"/>
    </style:style>
    <style:style style:name="P76" style:family="paragraph" style:parent-style-name="Standard">
      <style:text-properties officeooo:rsid="0083cf80" officeooo:paragraph-rsid="00a28af8"/>
    </style:style>
    <style:style style:name="P77" style:family="paragraph" style:parent-style-name="Standard">
      <style:text-properties officeooo:rsid="0083cf80" officeooo:paragraph-rsid="00a2f81b"/>
    </style:style>
    <style:style style:name="P78" style:family="paragraph" style:parent-style-name="Standard">
      <style:text-properties officeooo:rsid="0083cf80" officeooo:paragraph-rsid="00a737e8"/>
    </style:style>
    <style:style style:name="P79" style:family="paragraph" style:parent-style-name="Standard">
      <style:text-properties officeooo:rsid="0083cf80" officeooo:paragraph-rsid="00a8be32"/>
    </style:style>
    <style:style style:name="P80" style:family="paragraph" style:parent-style-name="Standard">
      <style:text-properties officeooo:rsid="00856b59" officeooo:paragraph-rsid="00856b59"/>
    </style:style>
    <style:style style:name="P81" style:family="paragraph" style:parent-style-name="Standard">
      <style:text-properties officeooo:rsid="00875442" officeooo:paragraph-rsid="00875442"/>
    </style:style>
    <style:style style:name="P82" style:family="paragraph" style:parent-style-name="Standard">
      <style:text-properties officeooo:rsid="008795c1" officeooo:paragraph-rsid="008a54d3"/>
    </style:style>
    <style:style style:name="P83" style:family="paragraph" style:parent-style-name="Standard">
      <style:text-properties officeooo:rsid="008cb29f" officeooo:paragraph-rsid="008cb29f"/>
    </style:style>
    <style:style style:name="P84" style:family="paragraph" style:parent-style-name="Standard">
      <style:text-properties officeooo:rsid="008cb29f" officeooo:paragraph-rsid="009a8f56"/>
    </style:style>
    <style:style style:name="P85" style:family="paragraph" style:parent-style-name="Standard">
      <style:text-properties officeooo:rsid="00907aaa" officeooo:paragraph-rsid="00907aaa"/>
    </style:style>
    <style:style style:name="P86" style:family="paragraph" style:parent-style-name="Standard">
      <style:text-properties officeooo:rsid="00907aaa" officeooo:paragraph-rsid="00a2f81b"/>
    </style:style>
    <style:style style:name="P87" style:family="paragraph" style:parent-style-name="Standard">
      <style:text-properties officeooo:rsid="0098355a" officeooo:paragraph-rsid="009a8f56"/>
    </style:style>
    <style:style style:name="P88" style:family="paragraph" style:parent-style-name="Standard">
      <style:text-properties officeooo:rsid="009bc32e" officeooo:paragraph-rsid="009bc32e"/>
    </style:style>
    <style:style style:name="P89" style:family="paragraph" style:parent-style-name="Standard">
      <style:text-properties officeooo:rsid="009c44cb" officeooo:paragraph-rsid="009c44cb"/>
    </style:style>
    <style:style style:name="P90" style:family="paragraph" style:parent-style-name="Standard">
      <style:text-properties officeooo:rsid="009f4c9b" officeooo:paragraph-rsid="009f4c9b"/>
    </style:style>
    <style:style style:name="P91" style:family="paragraph" style:parent-style-name="Standard">
      <style:text-properties officeooo:rsid="009f94eb" officeooo:paragraph-rsid="009f94eb"/>
    </style:style>
    <style:style style:name="P92" style:family="paragraph" style:parent-style-name="Standard">
      <style:text-properties officeooo:rsid="009f94eb" officeooo:paragraph-rsid="00b6a349"/>
    </style:style>
    <style:style style:name="P93" style:family="paragraph" style:parent-style-name="Standard">
      <style:text-properties officeooo:rsid="009ffd53" officeooo:paragraph-rsid="009ffd53"/>
    </style:style>
    <style:style style:name="P94" style:family="paragraph" style:parent-style-name="Standard">
      <style:text-properties officeooo:rsid="00a0ba36" officeooo:paragraph-rsid="00a0ba36"/>
    </style:style>
    <style:style style:name="P95" style:family="paragraph" style:parent-style-name="Standard">
      <style:text-properties officeooo:rsid="00a59148" officeooo:paragraph-rsid="00a7154f"/>
    </style:style>
    <style:style style:name="P96" style:family="paragraph" style:parent-style-name="Standard">
      <style:text-properties officeooo:rsid="00a737e8" officeooo:paragraph-rsid="00a737e8"/>
    </style:style>
    <style:style style:name="P97" style:family="paragraph" style:parent-style-name="Standard">
      <style:text-properties officeooo:rsid="00a737e8" officeooo:paragraph-rsid="00a8be32"/>
    </style:style>
    <style:style style:name="P98" style:family="paragraph" style:parent-style-name="Standard">
      <style:text-properties officeooo:rsid="00a737e8" officeooo:paragraph-rsid="00aac0d8"/>
    </style:style>
    <style:style style:name="P99" style:family="paragraph" style:parent-style-name="Standard">
      <style:text-properties officeooo:rsid="00a8be32" officeooo:paragraph-rsid="00a8be32"/>
    </style:style>
    <style:style style:name="P100" style:family="paragraph" style:parent-style-name="Standard">
      <style:text-properties officeooo:rsid="00aa884c" officeooo:paragraph-rsid="00aa884c"/>
    </style:style>
    <style:style style:name="P101" style:family="paragraph" style:parent-style-name="Standard">
      <style:text-properties officeooo:rsid="00aac0d8" officeooo:paragraph-rsid="00aac0d8"/>
    </style:style>
    <style:style style:name="P102" style:family="paragraph" style:parent-style-name="Standard">
      <style:paragraph-properties fo:break-before="page"/>
      <style:text-properties officeooo:rsid="001dee62" officeooo:paragraph-rsid="001dee62"/>
    </style:style>
    <style:style style:name="P103" style:family="paragraph" style:parent-style-name="Standard">
      <style:paragraph-properties fo:break-before="page"/>
      <style:text-properties officeooo:rsid="00907aaa" officeooo:paragraph-rsid="00a2f81b"/>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officeooo:paragraph-rsid="0027c6c5"/>
    </style:style>
    <style:style style:name="P106" style:family="paragraph" style:parent-style-name="Table_20_Contents">
      <style:paragraph-properties fo:text-align="center" style:justify-single-word="false"/>
      <style:text-properties fo:font-weight="bold" officeooo:rsid="0020b731" officeooo:paragraph-rsid="0020b731" style:font-weight-asian="bold" style:font-weight-complex="bold"/>
    </style:style>
    <style:style style:name="P107" style:family="paragraph" style:parent-style-name="Table_20_Contents">
      <style:paragraph-properties fo:text-align="center" style:justify-single-word="false"/>
      <style:text-properties officeooo:rsid="0027c6c5" officeooo:paragraph-rsid="0027c6c5"/>
    </style:style>
    <style:style style:name="P108" style:family="paragraph">
      <loext:graphic-properties draw:fill-color="#eeeeee"/>
      <style:paragraph-properties fo:text-align="center"/>
    </style:style>
    <style:style style:name="P109" style:family="paragraph">
      <loext:graphic-properties draw:fill="none" draw:fill-color="#ffffff"/>
    </style:style>
    <style:style style:name="P110" style:family="paragraph">
      <style:text-properties style:text-position="0% 100%"/>
    </style:style>
    <style:style style:name="P111" style:family="paragraph">
      <loext:graphic-properties draw:fill="none" draw:fill-color="#ffffff"/>
      <style:text-properties style:text-position="0% 100%"/>
    </style:style>
    <style:style style:name="T1" style:family="text">
      <style:text-properties officeooo:rsid="0013383c"/>
    </style:style>
    <style:style style:name="T2" style:family="text">
      <style:text-properties officeooo:rsid="00152d4d"/>
    </style:style>
    <style:style style:name="T3" style:family="text">
      <style:text-properties officeooo:rsid="0015dabd"/>
    </style:style>
    <style:style style:name="T4" style:family="text">
      <style:text-properties officeooo:rsid="0019bb86"/>
    </style:style>
    <style:style style:name="T5" style:family="text">
      <style:text-properties officeooo:rsid="001bb5d5"/>
    </style:style>
    <style:style style:name="T6" style:family="text">
      <style:text-properties officeooo:rsid="001cade1"/>
    </style:style>
    <style:style style:name="T7" style:family="text">
      <style:text-properties officeooo:rsid="001f02d3"/>
    </style:style>
    <style:style style:name="T8" style:family="text">
      <style:text-properties officeooo:rsid="00204bb1"/>
    </style:style>
    <style:style style:name="T9" style:family="text">
      <style:text-properties officeooo:rsid="0020a7c2"/>
    </style:style>
    <style:style style:name="T10" style:family="text">
      <style:text-properties officeooo:rsid="0020b731"/>
    </style:style>
    <style:style style:name="T11" style:family="text">
      <style:text-properties officeooo:rsid="002449ee"/>
    </style:style>
    <style:style style:name="T12" style:family="text">
      <style:text-properties officeooo:rsid="0027c6c5"/>
    </style:style>
    <style:style style:name="T13" style:family="text">
      <style:text-properties officeooo:rsid="002a39da"/>
    </style:style>
    <style:style style:name="T14" style:family="text">
      <style:text-properties officeooo:rsid="002dd995"/>
    </style:style>
    <style:style style:name="T15" style:family="text">
      <style:text-properties officeooo:rsid="00302493"/>
    </style:style>
    <style:style style:name="T16" style:family="text">
      <style:text-properties officeooo:rsid="003221cf"/>
    </style:style>
    <style:style style:name="T17" style:family="text">
      <style:text-properties officeooo:rsid="0034f518"/>
    </style:style>
    <style:style style:name="T18" style:family="text">
      <style:text-properties officeooo:rsid="0037b50d"/>
    </style:style>
    <style:style style:name="T19" style:family="text">
      <style:text-properties officeooo:rsid="0038da8a"/>
    </style:style>
    <style:style style:name="T20" style:family="text">
      <style:text-properties officeooo:rsid="003904c9"/>
    </style:style>
    <style:style style:name="T21" style:family="text">
      <style:text-properties officeooo:rsid="003b4aad"/>
    </style:style>
    <style:style style:name="T22" style:family="text">
      <style:text-properties officeooo:rsid="003d0201"/>
    </style:style>
    <style:style style:name="T23" style:family="text">
      <style:text-properties officeooo:rsid="00408eb6"/>
    </style:style>
    <style:style style:name="T24" style:family="text">
      <style:text-properties officeooo:rsid="0041adaf"/>
    </style:style>
    <style:style style:name="T25" style:family="text">
      <style:text-properties officeooo:rsid="00434899"/>
    </style:style>
    <style:style style:name="T26" style:family="text">
      <style:text-properties officeooo:rsid="0043c4eb"/>
    </style:style>
    <style:style style:name="T27" style:family="text">
      <style:text-properties officeooo:rsid="0044c351"/>
    </style:style>
    <style:style style:name="T28" style:family="text">
      <style:text-properties officeooo:rsid="0045a909"/>
    </style:style>
    <style:style style:name="T29" style:family="text">
      <style:text-properties officeooo:rsid="0046bf42"/>
    </style:style>
    <style:style style:name="T30" style:family="text">
      <style:text-properties officeooo:rsid="00498ba1"/>
    </style:style>
    <style:style style:name="T31" style:family="text">
      <style:text-properties style:text-position="super 58%" officeooo:rsid="00498ba1"/>
    </style:style>
    <style:style style:name="T32" style:family="text">
      <style:text-properties fo:color="#808080"/>
    </style:style>
    <style:style style:name="T33" style:family="text">
      <style:text-properties fo:color="#808080" officeooo:rsid="003904c9"/>
    </style:style>
    <style:style style:name="T34" style:family="text">
      <style:text-properties fo:color="#808080" officeooo:rsid="003b1af9"/>
    </style:style>
    <style:style style:name="T35" style:family="text">
      <style:text-properties officeooo:rsid="004de1a7"/>
    </style:style>
    <style:style style:name="T36" style:family="text">
      <style:text-properties officeooo:rsid="00532e91"/>
    </style:style>
    <style:style style:name="T37" style:family="text">
      <style:text-properties officeooo:rsid="005392da"/>
    </style:style>
    <style:style style:name="T38" style:family="text">
      <style:text-properties officeooo:rsid="005576f3"/>
    </style:style>
    <style:style style:name="T39" style:family="text">
      <style:text-properties officeooo:rsid="0059ce3b"/>
    </style:style>
    <style:style style:name="T40" style:family="text">
      <style:text-properties officeooo:rsid="005ab3dc"/>
    </style:style>
    <style:style style:name="T41" style:family="text">
      <style:text-properties officeooo:rsid="005cd7a0"/>
    </style:style>
    <style:style style:name="T42" style:family="text">
      <style:text-properties officeooo:rsid="005d179a"/>
    </style:style>
    <style:style style:name="T43" style:family="text">
      <style:text-properties officeooo:rsid="005e9301"/>
    </style:style>
    <style:style style:name="T44" style:family="text">
      <style:text-properties officeooo:rsid="005fee7e"/>
    </style:style>
    <style:style style:name="T45" style:family="text">
      <style:text-properties officeooo:rsid="00618e8b"/>
    </style:style>
    <style:style style:name="T46" style:family="text">
      <style:text-properties officeooo:rsid="00695a24"/>
    </style:style>
    <style:style style:name="T47" style:family="text">
      <style:text-properties officeooo:rsid="006cd630"/>
    </style:style>
    <style:style style:name="T48" style:family="text">
      <style:text-properties style:text-position="sub 58%"/>
    </style:style>
    <style:style style:name="T49" style:family="text">
      <style:text-properties style:text-position="sub 58%" officeooo:rsid="0038da8a"/>
    </style:style>
    <style:style style:name="T50" style:family="text">
      <style:text-properties style:text-position="sub 58%" officeooo:rsid="00532e91"/>
    </style:style>
    <style:style style:name="T51" style:family="text">
      <style:text-properties style:text-position="sub 58%" officeooo:rsid="00855840"/>
    </style:style>
    <style:style style:name="T52" style:family="text">
      <style:text-properties style:text-position="sub 58%" officeooo:rsid="0083cf80"/>
    </style:style>
    <style:style style:name="T53" style:family="text">
      <style:text-properties style:text-position="sub 58%" officeooo:rsid="00a737e8"/>
    </style:style>
    <style:style style:name="T54" style:family="text">
      <style:text-properties style:text-position="sub 58%" officeooo:rsid="00a8be32"/>
    </style:style>
    <style:style style:name="T55" style:family="text">
      <style:text-properties style:text-position="0% 100%"/>
    </style:style>
    <style:style style:name="T56" style:family="text">
      <style:text-properties style:text-position="0% 100%" officeooo:rsid="0038da8a"/>
    </style:style>
    <style:style style:name="T57" style:family="text">
      <style:text-properties style:text-position="0% 100%" officeooo:rsid="0070e3ba"/>
    </style:style>
    <style:style style:name="T58" style:family="text">
      <style:text-properties style:text-position="0% 100%" officeooo:rsid="00a737e8"/>
    </style:style>
    <style:style style:name="T59" style:family="text">
      <style:text-properties style:text-position="0% 100%" officeooo:rsid="00a8be32"/>
    </style:style>
    <style:style style:name="T60" style:family="text">
      <style:text-properties style:text-position="0% 100%" officeooo:rsid="0083cf80"/>
    </style:style>
    <style:style style:name="T61" style:family="text">
      <style:text-properties style:text-position="0% 100%" officeooo:rsid="00855840"/>
    </style:style>
    <style:style style:name="T62" style:family="text">
      <style:text-properties style:text-position="0% 100%" officeooo:rsid="00aac0d8"/>
    </style:style>
    <style:style style:name="T63" style:family="text">
      <style:text-properties style:text-position="0% 100%" officeooo:rsid="00aace28"/>
    </style:style>
    <style:style style:name="T64" style:family="text">
      <style:text-properties style:text-position="0% 100%" officeooo:rsid="00ab3955"/>
    </style:style>
    <style:style style:name="T65" style:family="text">
      <style:text-properties style:text-position="0% 100%" officeooo:rsid="00adee1a"/>
    </style:style>
    <style:style style:name="T66" style:family="text">
      <style:text-properties officeooo:rsid="00754bf8"/>
    </style:style>
    <style:style style:name="T67" style:family="text">
      <style:text-properties officeooo:rsid="007819bd"/>
    </style:style>
    <style:style style:name="T68" style:family="text">
      <style:text-properties officeooo:rsid="00798d87"/>
    </style:style>
    <style:style style:name="T69" style:family="text">
      <style:text-properties officeooo:rsid="007a82a3"/>
    </style:style>
    <style:style style:name="T70" style:family="text">
      <style:text-properties officeooo:rsid="007e7676"/>
    </style:style>
    <style:style style:name="T71" style:family="text">
      <style:text-properties officeooo:rsid="007f055f"/>
    </style:style>
    <style:style style:name="T72" style:family="text">
      <style:text-properties officeooo:rsid="007f3c66"/>
    </style:style>
    <style:style style:name="T73" style:family="text">
      <style:text-properties officeooo:rsid="007f4724"/>
    </style:style>
    <style:style style:name="T74" style:family="text">
      <style:text-properties officeooo:rsid="0083cf80"/>
    </style:style>
    <style:style style:name="T75" style:family="text">
      <style:text-properties officeooo:rsid="00855840"/>
    </style:style>
    <style:style style:name="T76" style:family="text">
      <style:text-properties officeooo:rsid="008795c1"/>
    </style:style>
    <style:style style:name="T77" style:family="text">
      <style:text-properties officeooo:rsid="008a54d3"/>
    </style:style>
    <style:style style:name="T78" style:family="text">
      <style:text-properties officeooo:rsid="008cb29f"/>
    </style:style>
    <style:style style:name="T79" style:family="text">
      <style:text-properties officeooo:rsid="00925645"/>
    </style:style>
    <style:style style:name="T80" style:family="text">
      <style:text-properties officeooo:rsid="0099dc57"/>
    </style:style>
    <style:style style:name="T81" style:family="text">
      <style:text-properties officeooo:rsid="009a8f56"/>
    </style:style>
    <style:style style:name="T82" style:family="text">
      <style:text-properties officeooo:rsid="009bc32e"/>
    </style:style>
    <style:style style:name="T83" style:family="text">
      <style:text-properties officeooo:rsid="009c44cb"/>
    </style:style>
    <style:style style:name="T84" style:family="text">
      <style:text-properties officeooo:rsid="009d7866"/>
    </style:style>
    <style:style style:name="T85" style:family="text">
      <style:text-properties officeooo:rsid="00a7154f"/>
    </style:style>
    <style:style style:name="T86" style:family="text">
      <style:text-properties officeooo:rsid="00a737e8"/>
    </style:style>
    <style:style style:name="T87" style:family="text">
      <style:text-properties officeooo:rsid="00aac0d8"/>
    </style:style>
    <style:style style:name="T88" style:family="text">
      <style:text-properties officeooo:rsid="00b3a125"/>
    </style:style>
    <style:style style:name="T89" style:family="text">
      <style:text-properties officeooo:rsid="00b6a349"/>
    </style:style>
    <style:style style:name="T90" style:family="text">
      <style:text-properties officeooo:rsid="00b886a3"/>
    </style:style>
    <style:style style:name="T91" style:family="text">
      <style:text-properties style:text-position="-33%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color="#eeeeee" draw:textarea-horizontal-align="justify" draw:textarea-vertical-align="middle" draw:auto-grow-height="false" fo:min-height="0.2929in" fo:min-width="0.7063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929in" fo:min-width="0.455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eeeeee" draw:textarea-horizontal-align="justify" draw:textarea-vertical-align="middle" draw:auto-grow-height="false" fo:min-height="0.2929in" fo:min-width="0.5071in"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929in" fo:min-width="0.292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0528in" fo:min-width="0.4193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ained Functions</text:p>
      <text:p text:style-name="P4">by Sven Nilsen, 2017</text:p>
      <text:p text:style-name="P3"/>
      <text:p text:style-name="P5">In path semantics it is normal to watch out for domain constraints because it changes function identity. Here I introduce a new concept called “constrained functions” that have built-in constraints with the property that function identity is preserved in path semantics. <text:span text:style-name="T3">This gives rise to a new interpretation of functions that makes building theorem provers for path semantics more practical. </text:span>I also show some properties of such functions and demonstrate the application of propagated function constraints to test whether a function can exist for some known path. <text:span text:style-name="T1">These kind of propagations are directly applicable to complain-when-wrong type checking for path semantics.</text:span></text:p>
      <text:p text:style-name="P3"/>
      <text:p text:style-name="P73">The major result of this paper is the following <text:span text:style-name="T76">(trivial using the rule of composition, but most useful)</text:span>:</text:p>
      <text:p text:style-name="P73"/>
      <text:p text:style-name="P74"><text:tab/><text:tab/><text:tab/>∃f[g<text:span text:style-name="T48">i→</text:span><text:span text:style-name="T51">n</text:span><text:span text:style-name="T75">]{∃g</text:span><text:span text:style-name="T51">i</text:span><text:span text:style-name="T75">{∀f}} &lt;=&gt; ∃g</text:span><text:span text:style-name="T51">n</text:span><text:span text:style-name="T75">{∃f{∀f}}</text:span></text:p>
      <text:p text:style-name="P77"/>
      <text:p text:style-name="P95">In the semantics of the new interpretation, one is allowed to write <text:span text:style-name="T85">(notice `∃f{∀f} &lt;=&gt; ∃f`)</text:span>:</text:p>
      <text:p text:style-name="P77"/>
      <text:p text:style-name="P77"><text:tab/><text:tab/><text:tab/><text:span text:style-name="T75">f[g</text:span><text:span text:style-name="T51">i→n</text:span><text:span text:style-name="T75">] : ∃g</text:span><text:span text:style-name="T51">i</text:span><text:span text:style-name="T75">{∀f} → ∃g</text:span><text:span text:style-name="T51">n</text:span><text:span text:style-name="T75">{∃f}</text:span></text:p>
      <text:p text:style-name="P73"/>
      <text:p text:style-name="P80">As shown here in the diagram:</text:p>
      <text:p text:style-name="P73"><draw:frame text:anchor-type="paragraph" draw:z-index="12" draw:name="Shape4" draw:style-name="gr7" draw:text-style-name="P109" svg:width="0.2362in" svg:height="0.2362in" svg:x="2.1984in" svg:y="0.1492in"><draw:text-box><text:p>g<text:span text:style-name="T91">i</text:span></text:p></draw:text-box></draw:frame></text:p>
      <text:p text:style-name="P73"><draw:frame text:anchor-type="paragraph" draw:z-index="4" draw:name="Shape1" draw:style-name="gr5" draw:text-style-name="P109" svg:width="0.3217in" svg:height="0.315in" svg:x="1.6283in" svg:y="0.1374in"><draw:text-box><text:p>∀f</text:p></draw:text-box></draw:frame><draw:frame text:anchor-type="paragraph" draw:z-index="5" draw:name="Shape1" draw:style-name="gr5" draw:text-style-name="P109" svg:width="0.5835in" svg:height="0.315in" svg:x="2.6917in" svg:y="0.1181in"><draw:text-box><text:p>∃g<text:span text:style-name="T91">i</text:span>{∀f}</text:p></draw:text-box></draw:frame><draw:custom-shape text:anchor-type="paragraph" draw:z-index="3" draw:name="Shape2" draw:style-name="gr4" draw:text-style-name="P108" svg:width="0.4142in" svg:height="0.4142in" svg:x="1.5362in" svg:y="0.0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3" draw:text-style-name="P108" svg:width="0.7157in" svg:height="0.4142in" svg:x="2.599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3" draw:style-name="gr6" svg:width="0.4795in" svg:height="0.1051in" svg:x="2.0417in" svg:y="0.18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
      <text:p text:style-name="P73"><draw:custom-shape text:anchor-type="paragraph" draw:z-index="11" draw:name="Shape3" draw:style-name="gr6" svg:width="0.4795in" svg:height="0.1051in" draw:transform="rotate (-1.5707963267949) translate (3.04930555555556in 0.131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draw:custom-shape text:anchor-type="paragraph" draw:z-index="10" draw:name="Shape3" draw:style-name="gr6" svg:width="0.4795in" svg:height="0.1051in" draw:transform="rotate (-1.5707963267949) translate (1.81597222222222in -0.0229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4" draw:style-name="gr7" draw:text-style-name="P109" svg:width="0.1323in" svg:height="0.2362in" svg:x="1.5791in" svg:y="0.0583in"><draw:text-box><text:p>f</text:p></draw:text-box></draw:frame><draw:frame text:anchor-type="paragraph" draw:z-index="14" draw:name="Shape4" draw:style-name="gr8" draw:text-style-name="P111" svg:width="0.5394in" svg:height="0.3004in" svg:x="3.1366in" svg:y="0.0602in"><draw:text-box><text:p text:style-name="P110"><text:span text:style-name="T55">f[g</text:span><text:span text:style-name="T91">i→n</text:span><text:span text:style-name="T55">]</text:span></text:p></draw:text-box></draw:frame></text:p>
      <text:p text:style-name="P73"/>
      <text:p text:style-name="P73"><draw:custom-shape text:anchor-type="paragraph" draw:z-index="1" draw:name="Shape2" draw:style-name="gr2" draw:text-style-name="P108" svg:width="0.6433in" svg:height="0.4142in" svg:x="1.372in" svg:y="0.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name="Shape2" draw:style-name="gr1" draw:text-style-name="P108" svg:width="0.998in" svg:height="0.4142in" svg:x="2.6382in" svg:y="0.1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3"><draw:frame text:anchor-type="paragraph" draw:z-index="6" draw:name="Shape1" draw:style-name="gr5" draw:text-style-name="P109" svg:width="0.6567in" svg:height="0.315in" svg:x="1.4709in" svg:y="0.0634in"><draw:text-box><text:p>∃f{∀f}</text:p></draw:text-box></draw:frame><draw:frame text:anchor-type="paragraph" draw:z-index="7" draw:name="Shape1" draw:style-name="gr5" draw:text-style-name="P109" svg:width="1.1157in" svg:height="0.315in" svg:x="2.711in" svg:y="0.0437in"><draw:text-box><text:p>∃g<text:span text:style-name="T91">n</text:span>{∃f{∀f}}</text:p></draw:text-box></draw:frame><draw:custom-shape text:anchor-type="paragraph" draw:z-index="9" draw:name="Shape3" draw:style-name="gr6" svg:width="0.4795in" svg:height="0.1051in" svg:x="2.1075in" svg:y="0.09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3"><draw:frame text:anchor-type="paragraph" draw:z-index="15" draw:name="Shape4" draw:style-name="gr7" draw:text-style-name="P109" svg:width="0.2362in" svg:height="0.2362in" svg:x="2.2638in" svg:y="0.0063in"><draw:text-box><text:p>g<text:span text:style-name="T91">n</text:span></text:p></draw:text-box></draw:frame></text:p>
      <text:p text:style-name="P73"/>
      <text:p text:style-name="P81">This provides a way to check code with path semantics using a complain-when-wrong type checker. <text:span text:style-name="T76">A such type system will be accurate up to function types that belong to same output permutation group.</text:span></text:p>
      <text:p text:style-name="P81"/>
      <text:p text:style-name="P82"><text:span text:style-name="T77">An old idea</text:span>, that constraints propagates and composes <text:span text:style-name="T77">has been around since the start of path semantics. However, the old idea was only considering sub-types defined by functions as first class citizens. The problem was that there is no natural choice of sub-types for intermediate steps without involving machine learning of maximizing predictability by probabilistic paths.</text:span></text:p>
      <text:p text:style-name="P82"/>
      <text:p text:style-name="P82"><text:span text:style-name="T77">The new idea is to put domain constraints and existential paths inside functions as secrets, which results in a different dynamics. These sub-types are the largest sub-type that characterizes the set of variables and can be derived at compile time at higher order, but also satisfies the runtime properties required in dependently type systems.</text:span></text:p>
      <text:p text:style-name="P82"/>
      <text:p text:style-name="P85"/>
      <text:p text:style-name="P103">The higher order representation corresponds to a hidden stack <text:span text:style-name="T79">inside closures </text:span>that is introspective using <text:s/>De Bruijn indices <text:span text:style-name="T79">plus the identifier of the canonical form of the higher order function</text:span>. <text:span text:style-name="T79">In practice this corresponds precisely to the semantics of normal objects, which makes it practical to write libraries for path semantical theorem proving, e.g. for linear algebra, in Rust and other mainstream languages.</text:span></text:p>
      <text:p text:style-name="P86"/>
      <text:p text:style-name="P86"><text:span text:style-name="T79">For example, consider the addition of natural numbers:</text:span></text:p>
      <text:p text:style-name="P83"/>
      <text:p text:style-name="P83"><text:tab/>add : nat → nat → nat</text:p>
      <text:p text:style-name="P83"><text:tab/>∃add(k) &lt;=&gt; (&gt;= k)</text:p>
      <text:p text:style-name="P83"/>
      <text:p text:style-name="P87">An existential path, notated with the symbol `<text:span text:style-name="T78">∃</text:span>` in front of the function `add(k)`, transforms to another function that tells <text:span text:style-name="T80">which</text:span> values are returned. The existential path of `add(k)` for natural numbers <text:span text:style-name="T88">is </text:span>a function that returns `true` if the input is greater or equal to `k` <text:span text:style-name="T88">and false otherwise</text:span>, written `(&gt;= k)`.</text:p>
      <text:p text:style-name="P87"/>
      <text:p text:style-name="P87"><text:span text:style-name="T81">Intuitively, if you add `0` and `k` you get `k`. If you add `1` and `k` you get `k + 1`. No matter what natural number you add with `k`, you get something greater than or equal to `k`. This means the function `(&gt;= k)` characterizes the largest sub-type of the output:</text:span></text:p>
      <text:p text:style-name="P87"/>
      <text:p text:style-name="P87"><text:tab/><text:span text:style-name="T81">nat ∧ (&gt;= k)</text:span></text:p>
      <text:p text:style-name="P83"/>
      <text:p text:style-name="P84">In the traditional interpretation of functions, the problem is that `k` is captured and not available to the existential path at runtime. <text:span text:style-name="T81">It seems obvious that the `k` in `add(k)` is transferred to `(&gt;= k)` somehow, but exactly how to describe this in code has been a long term problem in path semantics.</text:span></text:p>
      <text:p text:style-name="P84"/>
      <text:p text:style-name="P84">Using a new interpretation <text:span text:style-name="T81">of functions called “constrained functions”</text:span>, one can think of `add` as an object `Add`. <text:span text:style-name="T81">When applying it to `k` the result is</text:span> `AddK`, another object with a family of existential paths <text:span text:style-name="T81">over `k`</text:span>. <text:span text:style-name="T81">The `AddK` object captures `k` just like a closure, but makes it available for functions accepting a type of `AddK`.</text:span></text:p>
      <text:p text:style-name="P84"/>
      <text:p text:style-name="P88">For example, in Rust one could start coding like this:</text:p>
      <text:p text:style-name="P88"/>
      <text:p text:style-name="P88"><text:tab/>pub struct Add&lt;T&gt; { t: PhantomData&lt;T&gt; }</text:p>
      <text:p text:style-name="P88"><text:tab/>pub struct AddK&lt;T&gt; { pub k: T }</text:p>
      <text:p text:style-name="P88"><text:tab/>pub struct GeK&lt;T&gt; { pub k: T }</text:p>
      <text:p text:style-name="P88"/>
      <text:p text:style-name="P88">These objects corresponds to higher order representations of closures under normal computing. In path semantics one would like to take existential path transforms, so two new members are added:</text:p>
      <text:p text:style-name="P88"/>
      <text:p text:style-name="P88"><text:tab/>pub struct Add&lt;T, I = (), O = ()&gt; { t: PhantomData&lt;T&gt;, pub i: I, pub o: O }</text:p>
      <text:p text:style-name="P88"><text:tab/>pub struct AddK&lt;T, I = (), O = ()&gt; { pub k: T, pub i : I, pub o: O }</text:p>
      <text:p text:style-name="P84"><text:tab/><text:span text:style-name="T82">pub struct GeK&lt;T, I = (), O = ()&gt; { pub k: T, pub i: I, pub o: O }</text:span></text:p>
      <text:p text:style-name="P84"/>
      <text:p text:style-name="P88">This allows one to <text:span text:style-name="T83">e.g.</text:span> add constraints on <text:span text:style-name="T83">the second parameter `add(2)(x: (&gt;= 3)) : (&gt;= 2 + 3)`:</text:span></text:p>
      <text:p text:style-name="P88"/>
      <text:p text:style-name="P88"><text:tab/>let addk: AddK&lt;u32, <text:span text:style-name="T83">Ge</text:span>K&lt;u32&gt;, <text:span text:style-name="T83">Ge</text:span>K&lt;u32&gt;&gt; = AddK {</text:p>
      <text:p text:style-name="P88"><text:tab/><text:tab/>k: 2,</text:p>
      <text:p text:style-name="P88"><text:tab/><text:tab/>i: <text:span text:style-name="T83">Ge</text:span>K { k: 3, i: (), <text:span text:style-name="T83">o</text:span>: () },</text:p>
      <text:p text:style-name="P88"><text:tab/><text:tab/>o: <text:span text:style-name="T83">Ge</text:span>K { k: 2 + 3, i: (), <text:span text:style-name="T83">o</text:span>: () }</text:p>
      <text:p text:style-name="P88"><text:tab/>};</text:p>
      <text:p text:style-name="P89"><text:soft-page-break/>Notice that this does not represent a final computed value, but the state of a closure while allowing introspection into the captured variables. The captured values of the sub-types of the input and output are available at runtime while the higher order sub-type is available at compile time.</text:p>
      <text:p text:style-name="P84"/>
      <text:p text:style-name="P84">As long the next function accepts a domain constraint `AddK` when computing its existential path, the captured variable `k` can be transmitted from `AddK` to the next function as a secret. <text:span text:style-name="T84">The type system of the host language ensures that there is logical equivalence by normal type checking.</text:span></text:p>
      <text:p text:style-name="P83"/>
      <text:p text:style-name="P83">This means the <text:span text:style-name="T84">traditional interpretation of functions is replaced by a new concept where functions have constraints, and these constrains for a function `f` are referred to as:</text:span></text:p>
      <text:p text:style-name="P83"/>
      <text:p text:style-name="P83"><text:tab/><text:span text:style-name="T84">f : A → B</text:span></text:p>
      <text:p text:style-name="P83"><text:tab/>∀<text:span text:style-name="T84">f : A → bool<text:tab/><text:tab/>(input constraint)</text:span></text:p>
      <text:p text:style-name="P83"><text:tab/>∃<text:span text:style-name="T84">f : B → bool<text:tab/><text:tab/>(output constraint)</text:span></text:p>
      <text:p text:style-name="P83"/>
      <text:p text:style-name="P90">In the full theory of path semantics, `<text:span text:style-name="T78">∀</text:span>` and `<text:span text:style-name="T78">∃</text:span>` are treated as higher order functions which can be used to define sub-types of functions. It allows expressing ideas in a concise form that otherwise would take long time to digest.</text:p>
      <text:p text:style-name="P90"/>
      <text:p text:style-name="P92">Because the new interpretation of functions, called “constrained functions”, deviates from the traditional interpretation (only according to path semantics, but for normal computation it looks the same), the notation is defined such that ideas from the new theory can be expressed in a compatible syntax with the old theory.</text:p>
      <text:p text:style-name="P92"/>
      <text:p text:style-name="P92"><text:span text:style-name="T89">This allows people to use the traditional semantics of functions when they are uncomfortable or feel uncertain about whose constraints are referred to from which place in the proof. In implementations using a programming language with type classes, one can trust the type checker and use type annotations to clarify what is going on.</text:span></text:p>
      <text:p text:style-name="P91"/>
      <text:p text:style-name="P93">For normal paths, written e.g. `f[g]`, the semantics is the same as before.</text:p>
      <text:p text:style-name="P93"/>
      <text:p text:style-name="P93"/>
      <text:h text:style-name="P2" text:outline-level="2">Motivation</text:h>
      <text:p text:style-name="P6">An existential path tells whether some function `f` returns an output or not:</text:p>
      <text:p text:style-name="P6"/>
      <text:p text:style-name="P6"><text:tab/>f : A → B</text:p>
      <text:p text:style-name="P6"><text:tab/>∃f : B → bool</text:p>
      <text:p text:style-name="P3"/>
      <text:p text:style-name="P6">A domain constraint before taking the existential path changes the function identity, because the existential path changes, and this would violate path semantics if the function identity did not change:</text:p>
      <text:p text:style-name="P6"/>
      <text:p text:style-name="P6"><text:tab/>∃f{g} : B → bool</text:p>
      <text:p text:style-name="P6"><text:tab/>g : A → bool</text:p>
      <text:p text:style-name="P6"/>
      <text:p text:style-name="P6">A universal existential path is a higher order path semantical function that can determine the existential path for all domain constraints of some function:</text:p>
      <text:p text:style-name="P6"/>
      <text:p text:style-name="P6"><text:tab/>∃f{} : (A → bool) → (B → bool)</text:p>
      <text:p text:style-name="P3"/>
      <text:p text:style-name="P7">While universal existential paths are extreme powerful, <text:span text:style-name="T5">it is possible to invent an even more powerful </text:span>concept of <text:span text:style-name="T5">that knows </text:span>the universal existential pat<text:span text:style-name="T5">h</text:span> for any function <text:span text:style-name="T5">and constraints:</text:span></text:p>
      <text:p text:style-name="P7"/>
      <text:p text:style-name="P7"><text:tab/><text:span text:style-name="T2">∃ : {a : type, b : type} → (a → b) → (a → bool) → (b → bool)</text:span></text:p>
      <text:p text:style-name="P7"/>
      <text:p text:style-name="P9">This higher order path semantical function means the same as the concept of “existential path” in general, so it is not given its own name, but simply called “existential path”.</text:p>
      <text:p text:style-name="P7"/>
      <text:p text:style-name="P10">For example, for a function type `A → B` the existential has the type:</text:p>
      <text:p text:style-name="P7"/>
      <text:p text:style-name="P7"><text:tab/>∃ : <text:span text:style-name="T6">(A → B) → (A → bool) → (B → bool)</text:span></text:p>
      <text:p text:style-name="P7"/>
      <text:p text:style-name="P11">The existential path is so complex that it can not be written down in code. To overcome this problem there is a simple trick: Instead of building an impractical theory out of the traditional concept of functions, one can create a new concept of functions for which the existential path has reduced type:</text:p>
      <text:p text:style-name="P11"/>
      <text:p text:style-name="P11"><text:tab/><text:span text:style-name="T4">∃ : {a: type, b : type} → </text:span>(<text:span text:style-name="T39">a</text:span> → <text:span text:style-name="T39">b</text:span>) → (<text:span text:style-name="T39">b</text:span> → <text:span text:style-name="T39">bool</text:span>)</text:p>
      <text:p text:style-name="P11"/>
      <text:p text:style-name="P11">This new concept for functions <text:span text:style-name="T7">satisfying this criteria</text:span> is called a “constrained function”.</text:p>
      <text:p text:style-name="P102">For example, for a constrained function type `A → B` the existential path has the sub-type:</text:p>
      <text:p text:style-name="P11"/>
      <text:p text:style-name="P11"><text:tab/><text:span text:style-name="T4">∃ : </text:span>(A → <text:span text:style-name="T8">B</text:span>) → (B → bool)</text:p>
      <text:p text:style-name="P11"/>
      <text:p text:style-name="P12">Notice that this is the same type as before except the <text:span text:style-name="T9">second</text:span> argument has disappeared. So, where does the existential path get the <text:span text:style-name="T9">second</text:span> argument from? By building the domain constraint as a “secret” into the function itself!</text:p>
      <text:p text:style-name="P12"/>
      <text:p text:style-name="P12">To extract the secret from functions, a new higher order function is introduced called “the trivial path”:</text:p>
      <text:p text:style-name="P12"/>
      <text:p text:style-name="P12"><text:tab/><text:span text:style-name="T4">∀ : {a : type, b : type} → </text:span>(<text:span text:style-name="T40">a</text:span> → <text:span text:style-name="T40">b</text:span>) → (<text:span text:style-name="T40">a</text:span> → <text:span text:style-name="T40">bool</text:span>)</text:p>
      <text:p text:style-name="P12"/>
      <text:p text:style-name="P12">For example, for a constrained function type `A → B` the trivial path has the sub-type:</text:p>
      <text:p text:style-name="P12"/>
      <text:p text:style-name="P12"><text:tab/><text:span text:style-name="T4">∀ : (</text:span>A → B) → (A → bool)</text:p>
      <text:p text:style-name="P12"/>
      <text:p text:style-name="P16">To make this theory compatible with the theory using traditional interpretation of functions, one can specify new domain constraints that overrides the existing constraints. <text:span text:style-name="T12">Overriding existing constraints with the existing constraints results in the exact same constrained function:</text:span></text:p>
      <text:p text:style-name="P16"/>
      <text:p text:style-name="P16"><text:tab/>∃f{∀f} <text:span text:style-name="T90">&lt;=&gt; </text:span>∃f</text:p>
      <text:p text:style-name="P14"/>
      <table:table table:name="Table1" table:style-name="Table1">
        <table:table-column table:style-name="Table1.A" table:number-columns-repeated="3"/>
        <table:table-row>
          <table:table-cell table:style-name="Table1.A1" office:value-type="string">
            <text:p text:style-name="P106">Old Theory</text:p>
          </table:table-cell>
          <table:table-cell table:style-name="Table1.A1" office:value-type="string">
            <text:p text:style-name="P106">New Theory</text:p>
          </table:table-cell>
          <table:table-cell table:style-name="Table1.C1" office:value-type="string">
            <text:p text:style-name="P106">Compatibility <text:span text:style-name="T11">S</text:span>yntax</text:p>
          </table:table-cell>
        </table:table-row>
        <table:table-row>
          <table:table-cell table:style-name="Table1.A2" office:value-type="string">
            <text:p text:style-name="P15">f : A → B</text:p>
          </table:table-cell>
          <table:table-cell table:style-name="Table1.A2" office:value-type="string">
            <text:p text:style-name="P107">f : A → B</text:p>
          </table:table-cell>
          <table:table-cell table:style-name="Table1.C2" office:value-type="string">
            <text:p text:style-name="P104">-</text:p>
          </table:table-cell>
        </table:table-row>
        <table:table-row>
          <table:table-cell table:style-name="Table1.A2" office:value-type="string">
            <text:p text:style-name="P107">g : A → bool</text:p>
          </table:table-cell>
          <table:table-cell table:style-name="Table1.A2" office:value-type="string">
            <text:p text:style-name="P105">∀<text:span text:style-name="T10">(f) : A → bool</text:span></text:p>
          </table:table-cell>
          <table:table-cell table:style-name="Table1.C2" office:value-type="string">
            <text:p text:style-name="P104">∀<text:span text:style-name="T10">f</text:span></text:p>
          </table:table-cell>
        </table:table-row>
        <table:table-row>
          <table:table-cell table:style-name="Table1.A2" office:value-type="string">
            <text:p text:style-name="P15">∃f{g} : <text:span text:style-name="T12">B → bool</text:span></text:p>
          </table:table-cell>
          <table:table-cell table:style-name="Table1.A2" office:value-type="string">
            <text:p text:style-name="P104">∃<text:span text:style-name="T10">(f) : B → bool</text:span></text:p>
          </table:table-cell>
          <table:table-cell table:style-name="Table1.C2" office:value-type="string">
            <text:p text:style-name="P104"><text:span text:style-name="T10">∃f{∀f}</text:span></text:p>
          </table:table-cell>
        </table:table-row>
      </table:table>
      <text:p text:style-name="P13"/>
      <text:p text:style-name="P17">One can think of a constrained function as making a specific choice of which secret to store inside it. For every function in the old theory, there is a family of functions in the new theory where each member behaves the exact same under computation in the old theory. This also means that the traditional interpretation of functions is a perfect predictor of the new interpretation, a kind of higher order path between the two theories.</text:p>
      <text:p text:style-name="P17"/>
      <text:p text:style-name="P18">Notice that since computations in the new theory are allowed to depend on values returned by `∀` and `∃`, it can perform computations that are not possible in the old theory without simulation.</text:p>
      <text:p text:style-name="P18"/>
      <text:p text:style-name="P18"><text:span text:style-name="T13">The use of secrets also means that functions are introspective, like objects, so adding additional secrets is not a problem. It turns out that this technique is very useful to implement `∃` in code, because captured variables by closures can now be accessed in a consistent way by a function:</text:span></text:p>
      <text:p text:style-name="P18"/>
      <text:p text:style-name="P18"><text:span text:style-name="T13"><text:tab/>k : {a : type, b : type} → (a → b) → any</text:span></text:p>
      <text:p text:style-name="P8"/>
      <text:p text:style-name="P20">For example:</text:p>
      <text:p text:style-name="P20"/>
      <text:p text:style-name="P20"><text:tab/>add(2) : nat → nat</text:p>
      <text:p text:style-name="P20"><text:tab/>k(add(2)) = 2</text:p>
      <text:p text:style-name="P19"/>
      <text:h text:style-name="P2" text:outline-level="2">Two useful concepts for programming languages with constrained functions</text:h>
      <text:p text:style-name="P20">To preserve soundness in programs using constrained functions, it is useful to introduce two concepts:</text:p>
      <text:p text:style-name="P20"/>
      <text:list xml:id="list2686064561338911249" text:style-name="L2">
        <text:list-item>
          <text:p text:style-name="P21">Type check fails <text:span text:style-name="T14">when a new existential path is not found </text:span>when overriding a domain constraint</text:p>
        </text:list-item>
        <text:list-item>
          <text:p text:style-name="P21">Named finite sets of functions</text:p>
        </text:list-item>
      </text:list>
      <text:p text:style-name="P20"/>
      <text:p text:style-name="P22">By failing type checking when a new existential path is not found, it makes it easier to track down errors since a lot can happen in the meantime before calling `∃`.</text:p>
      <text:p text:style-name="P22"/>
      <text:p text:style-name="P22"><text:tab/>f{g}<text:tab/><text:tab/>// ERROR: Could not find new existential path</text:p>
      <text:p text:style-name="P22"/>
      <text:p text:style-name="P23">Named finite sets of functions are useful because a set of function can have some known properties, and the type checker can rely on looking up these properties by the name of the set. This is much easier than trying to derive the functional properties at runtime.</text:p>
      <text:p text:style-name="P23"/>
      <text:p text:style-name="P23"><text:tab/>list_function {</text:p>
      <text:p text:style-name="P23"><text:tab/><text:tab/>fn concat(a: [any], b: [any]) → [any] { … }</text:p>
      <text:p text:style-name="P23"><text:tab/><text:tab/>fn len(a: [any]) → nat { … }</text:p>
      <text:p text:style-name="P23"><text:tab/><text:tab/><text:span text:style-name="T17">print_list<text:tab/>// Imported from elsewhere.</text:span></text:p>
      <text:p text:style-name="P23"><text:tab/>}</text:p>
      <text:p text:style-name="P23"/>
      <text:p text:style-name="P23"><text:tab/>fn foo(f : list_function) { … }</text:p>
      <text:p text:style-name="P23"/>
      <text:p text:style-name="P23"><text:tab/>foo(concat)<text:tab/><text:tab/><text:tab/>// <text:span text:style-name="T15">OK</text:span></text:p>
      <text:p text:style-name="P23"><text:tab/>foo(len)<text:tab/><text:tab/><text:tab/>// <text:span text:style-name="T15">OK</text:span></text:p>
      <text:p text:style-name="P23"><text:tab/>foo(bar)<text:tab/><text:tab/><text:tab/>// ERROR: Expected `list_function`, found `bar`</text:p>
      <text:p text:style-name="P23"><text:tab/><text:span text:style-name="T16">foo(list_function[0])<text:tab/><text:tab/>// OK</text:span></text:p>
      <text:p text:style-name="P23"/>
      <text:p text:style-name="P24">The compiler can use named finite sets of functions as a way to check the totality of self-knowledge for theorem proving. For example, it could answer queries like “can I derive all paths from this set of functions using compositions of functions from that set?”. <text:span text:style-name="T18">If some knowledge is missing, one could add <text:s/>extra lines of code to instruct the type checker, and this information can be automatically extracted for improving the next version of the compiler.</text:span></text:p>
      <text:p text:style-name="P24"/>
      <text:p text:style-name="P24"><text:tab/>∃<text:span text:style-name="T18">(len{[foo] 3}) =&gt; true_1</text:span></text:p>
      <text:p text:style-name="P24"/>
      <text:h text:style-name="P2" text:outline-level="2">Function currying</text:h>
      <text:p text:style-name="P25">When evaluating the type of expressions using function currying, the boundary between trivial and existential path gets blurred. The reason for this is that <text:span text:style-name="T20">function </text:span>currying does not distinguish clearly between input and output:</text:p>
      <text:p text:style-name="P25"/>
      <text:p text:style-name="P25"><text:tab/>f : A → B → C</text:p>
      <text:p text:style-name="P25"/>
      <text:p text:style-name="P25"><text:tab/>∀<text:span text:style-name="T20">(f) : A → bool<text:tab/><text:tab/></text:span>∃(f) : <text:span text:style-name="T26">(</text:span>B → C<text:span text:style-name="T26">)</text:span> →<text:span text:style-name="T20"> bool<text:tab/>Alternative 1</text:span></text:p>
      <text:p text:style-name="P25"><text:tab/>∀<text:span text:style-name="T20">(f) : A → B → bool<text:tab/><text:tab/></text:span>∃(f) : C →<text:span text:style-name="T20"> bool</text:span><text:tab/><text:tab/><text:span text:style-name="T20">Alternative 2</text:span></text:p>
      <text:p text:style-name="P26"><text:tab/><text:span text:style-name="T32">∀</text:span><text:span text:style-name="T33">(f) : A → B → C → bool<text:tab/></text:span><text:span text:style-name="T32">∃(f) : </text:span><text:span text:style-name="T34">bool<text:tab/><text:tab/><text:tab/>Does this make sense?</text:span></text:p>
      <text:p text:style-name="P37"><text:tab/>∀<text:span text:style-name="T20">(f) : bool<text:tab/><text:tab/><text:tab/></text:span>∃(f) : <text:span text:style-name="T27">(A → B → C) → bool<text:tab/>Or, does this make sense?</text:span></text:p>
      <text:p text:style-name="P25"/>
      <text:p text:style-name="P25"><text:span text:style-name="T35">The known</text:span> <text:span text:style-name="T20">approaches to solving this problem is to 1) infer from the return type 2) return a tuple of functions and 3) abandon function currying. In dynamically typed languages one can not infer from the return type, so the only possible way is to return a tuple.</text:span></text:p>
      <text:p text:style-name="P30"/>
      <text:p text:style-name="P30">In a dependently typed language <text:span text:style-name="T22">under the traditional interpretation of functions</text:span>, one could say that, <text:span text:style-name="T22">if one knows the universal </text:span>existential path, <text:span text:style-name="T22">it</text:span> is <text:span text:style-name="T22">possible to transform the dependent function type:</text:span></text:p>
      <text:p text:style-name="P30"/>
      <text:p text:style-name="P30"><text:tab/>f : (a : A) → B(a) → C</text:p>
      <text:p text:style-name="P25"><text:tab/>∃<text:span text:style-name="T22">(f) : (a : A → bool) → (B(a) → bool) → (C → bool)</text:span></text:p>
      <text:p text:style-name="P31"/>
      <text:p text:style-name="P33">Notice how neat this fits together with function currying of domain constraints. <text:span text:style-name="T25">Unfortunately, the universal existential path is a beast that is extremely hard to tame.</text:span></text:p>
      <text:p text:style-name="P31"/>
      <text:h text:style-name="Heading_20_3" text:outline-level="3">Inferring from return type</text:h>
      <text:p text:style-name="P31">In a dependently typed language using constrained functions, <text:span text:style-name="T24">perhaps </text:span>one <text:span text:style-name="T25">could</text:span> <text:span text:style-name="T29">do this</text:span>:</text:p>
      <text:p text:style-name="P31"/>
      <text:p text:style-name="P31"><text:tab/><text:span text:style-name="T21">f : (a : A) → B(a) → C</text:span></text:p>
      <text:p text:style-name="P31"/>
      <text:p text:style-name="P31"><text:tab/>∀(f) : (a : A) →<text:span text:style-name="T28"> B(a)</text:span> → bool</text:p>
      <text:p text:style-name="P27"><text:tab/>∃<text:span text:style-name="T22">(f) : C → bool</text:span></text:p>
      <text:p text:style-name="P27"/>
      <text:p text:style-name="P28"><text:tab/><text:span text:style-name="T23">∀(f) : (a : A) → bool</text:span></text:p>
      <text:p text:style-name="P28"><text:tab/>∃<text:span text:style-name="T22">(f) : ({a : A} → B(a) → C) → bool</text:span></text:p>
      <text:p text:style-name="P27"/>
      <text:p text:style-name="P35">The function return type must implicitly be able to determine the variable `a` which the second argument `B(a)` depends on. <text:span text:style-name="T30">If there is no inverse `B</text:span><text:span text:style-name="T31">-1</text:span><text:span text:style-name="T30">`, then type checking could fail. This is a place where named sets of functions might help the type checker.</text:span></text:p>
      <text:p text:style-name="P34"/>
      <text:h text:style-name="P1" text:outline-level="3">Return a tuple of functions</text:h>
      <text:p text:style-name="P36">For constrained functions, another way to work around the problem of ambiguity by function currying is to return <text:span text:style-name="T35">a dependent tuple of the constraints. In the example above, this means the trivial path is obtained by accessing the first two components of the tuple:</text:span></text:p>
      <text:p text:style-name="P36"/>
      <text:p text:style-name="P36"><text:tab/><text:span text:style-name="T21">f : (a : A) → B(a) → C</text:span></text:p>
      <text:p text:style-name="P29"><text:tab/>∃<text:span text:style-name="T22">(f) : (a : A → bool, B(a) → bool, C → bool)</text:span></text:p>
      <text:p text:style-name="P32"/>
      <text:p text:style-name="P39">This can be problematic <text:span text:style-name="T46">because in a dependent tuple one need variables to determine the type for the rest of the tuple. Perhaps the tuple can have a dual representation that treats `a` with “for all” quantifier.</text:span></text:p>
      <text:p text:style-name="P39"/>
      <text:p text:style-name="P39"><text:tab/><text:span text:style-name="T19">∃(f) : C → bool<text:tab/><text:tab/>for all `a`</text:span></text:p>
      <text:p text:style-name="P39"/>
      <text:p text:style-name="P39"><text:span text:style-name="T46">Still, even though the details are missing, the tuple picture can be quite useful to understand what happens under function currying:</text:span></text:p>
      <text:p text:style-name="P70"/>
      <text:p text:style-name="P70"><text:tab/><text:span text:style-name="T19">∃(f</text:span>(k)<text:span text:style-name="T19">) : (B(</text:span>k<text:span text:style-name="T19">) → bool, C → bool)</text:span></text:p>
      <text:p text:style-name="P38"/>
      <text:p text:style-name="P70"><text:span text:style-name="T47">Now that `a` take on a value `k` it is no longer “for all” `a`, but for a specific value. </text:span>Notice that the constraints are <text:span text:style-name="T47">changing when applying `f` to a value. They are not the same for dependently types:</text:span></text:p>
      <text:p text:style-name="P38"/>
      <text:p text:style-name="P40"><text:tab/><text:span text:style-name="T19">∃(f) &lt;=&gt; (g</text:span><text:span text:style-name="T49">0</text:span><text:span text:style-name="T56"> : </text:span><text:span text:style-name="T57">(a : A)</text:span><text:span text:style-name="T19">, g</text:span><text:span text:style-name="T49">1</text:span><text:span text:style-name="T19"> : B(a), ∃f)</text:span></text:p>
      <text:p text:style-name="P71"><text:span text:style-name="T36"><text:tab/>∃(f(k)) &lt;=&gt; (g</text:span><text:span text:style-name="T50">2</text:span><text:span text:style-name="T36"> : B(k), ∃f(k))</text:span></text:p>
      <text:p text:style-name="P41"/>
      <text:p text:style-name="P72">This means that constraints are propagating to the returned constrained function `f(k)`.</text:p>
      <text:p text:style-name="P41"/>
      <text:h text:style-name="P2" text:outline-level="2">Properties <text:span text:style-name="T36">of constrained functions</text:span></text:h>
      <text:p text:style-name="P42">Now that `∀` and `∃` are functions accessible from within the program, it is possible to specify sub-types that uses these functions:</text:p>
      <text:p text:style-name="P42"/>
      <text:p text:style-name="P42"><text:tab/>f : [∀] g ∧ [∃] h</text:p>
      <text:p text:style-name="P67"/>
      <text:p text:style-name="P69">If you restrict `g` and `h` when `<text:span text:style-name="T44">∀</text:span>f &lt;=&gt; g` and `<text:span text:style-name="T37">∃</text:span>f &lt;=&gt; h`, then you are changing the type of `f`. Even though you do not need to watch out for domain constraints on `f`, you still have to watch out for domain constraints on exposed functions.</text:p>
      <text:p text:style-name="P69"/>
      <text:p text:style-name="P46">Assume function `f` has type `A → B`, then we know:</text:p>
      <text:p text:style-name="P46"/>
      <text:p text:style-name="P46"><text:tab/><text:span text:style-name="T37">∀ : (</text:span>A → B) → (A → bool)</text:p>
      <text:p text:style-name="P46"><text:tab/><text:span text:style-name="T37">∃ : </text:span>(A → B) → (B → bool)</text:p>
      <text:p text:style-name="P46"/>
      <text:p text:style-name="P47">Therefore:</text:p>
      <text:p text:style-name="P47"/>
      <text:p text:style-name="P47"><text:tab/>g : A → bool</text:p>
      <text:p text:style-name="P47"><text:tab/>h : B → bool</text:p>
      <text:p text:style-name="P46"/>
      <text:p text:style-name="P43">As you might know from reduction of proofs with multiple constraints, this is equivalent to:</text:p>
      <text:p text:style-name="P43"/>
      <text:p text:style-name="P43"><text:tab/><text:span text:style-name="T37">f : [∀</text:span>{<text:span text:style-name="T37">[∃] h</text:span>}<text:span text:style-name="T37">] g ∧ [∃</text:span>{<text:span text:style-name="T37">[∀] g</text:span>}<text:span text:style-name="T37">] h</text:span></text:p>
      <text:p text:style-name="P44"/>
      <text:p text:style-name="P44">To check for consistency it is sufficient to check one of the following:</text:p>
      <text:p text:style-name="P44"/>
      <text:p text:style-name="P44"><text:tab/>g : <text:span text:style-name="T37">[∃∀{[∃] h}] </text:span>true</text:p>
      <text:p text:style-name="P44"><text:tab/>h : <text:span text:style-name="T37">[∃∃{[∀] g}] </text:span>true</text:p>
      <text:p text:style-name="P45"/>
      <text:p text:style-name="P50"><text:span text:style-name="T41">Making</text:span> <text:span text:style-name="T41">an attempt to </text:span>break it down <text:span text:style-name="T42">`g : [∃∀{[∃] h}] true` in order to understand it</text:span>:</text:p>
      <text:p text:style-name="P48"/>
      <text:p text:style-name="P48"><text:tab/><text:span text:style-name="T37">∀{[∃] h}<text:tab/><text:tab/></text:span>`<text:span text:style-name="T37">∀</text:span>` can be constrained by `<text:span text:style-name="T37">[∃] h</text:span>` because `<text:span text:style-name="T37">∃</text:span>` takes type `A → B`</text:p>
      <text:p text:style-name="P51"><text:tab/><text:span text:style-name="T37">∃∀{[∃] h}<text:tab/><text:tab/>This has type `(A → bool) → bool` which can take `g`</text:span></text:p>
      <text:p text:style-name="P51"><text:span text:style-name="T37"><text:tab/>∃∀{[∃] ∃f}<text:tab/><text:tab/>Since `h &lt;=&gt; ∃f` this restricts `∀` to functions `x` where `∃(x) &lt;=&gt; ∃f`</text:span></text:p>
      <text:p text:style-name="P51"><text:tab/><text:span text:style-name="T37">[∃∀{[∃] h}] true<text:tab/>?</text:span></text:p>
      <text:p text:style-name="P49"/>
      <text:p text:style-name="P52"><text:span text:style-name="T42">I</text:span>t is quite hard to wrap your head around <text:span text:style-name="T42">the first</text:span> <text:span text:style-name="T42">version. Trying the other one `h : [∃∃{[∀] g}] true`:</text:span></text:p>
      <text:p text:style-name="P55"/>
      <text:p text:style-name="P55"><text:tab/><text:span text:style-name="T38">∃{[∀] g}<text:tab/><text:tab/></text:span>`<text:span text:style-name="T38">∃</text:span>` can be constrained by `<text:span text:style-name="T38">[∀] g</text:span>` because `<text:span text:style-name="T38">∀</text:span>` takes type `A → B`</text:p>
      <text:p text:style-name="P55"><text:tab/><text:span text:style-name="T38">∃∃{[∀] g}<text:tab/><text:tab/></text:span>This has type `(B → bool) → bool` which can take `h`</text:p>
      <text:p text:style-name="P56"><text:tab/><text:span text:style-name="T38">∃∃{[∀] ∀f}</text:span><text:tab/><text:tab/>Since `g &lt;=&gt; <text:span text:style-name="T37">∀f</text:span>` this <text:span text:style-name="T68">restricts `∃` to functions `x` where `∀(x) &lt;=&gt; ∀f`</text:span></text:p>
      <text:p text:style-name="P57"><text:tab/>[<text:span text:style-name="T38">∃∃{[∀] ∀f}</text:span>] true<text:tab/>Since `h` <text:span text:style-name="T69">is returned by `∃` when restricted to functions with `∀f`</text:span></text:p>
      <text:p text:style-name="P53"/>
      <text:p text:style-name="P54"><text:span text:style-name="T66">Success! It is subtle, but at least no major obstacle in the second version, which is all we need.</text:span></text:p>
      <text:p text:style-name="P54"/>
      <text:p text:style-name="P54"><text:soft-page-break/><text:span text:style-name="T66">O</text:span>ne can think of `f` as a <text:span text:style-name="T70">normal</text:span> function that <text:span text:style-name="T71">has two associated functions </text:span>`<text:span text:style-name="T37">∀</text:span>f` and `<text:span text:style-name="T37">∃</text:span>f<text:span text:style-name="T42">{∀</text:span>f<text:span text:style-name="T42">}</text:span>`. <text:span text:style-name="T43">When this is true by construction, it automatically satisfies the consistency criteria above. When these functions can be obtained from `f`, it suffices to check for logical equivalence with other functions.</text:span></text:p>
      <text:p text:style-name="P58"/>
      <text:p text:style-name="P59">Once you can talk about functions in this kind of third perspective, it is also true that:</text:p>
      <text:p text:style-name="P59"/>
      <text:p text:style-name="P59"><text:tab/>f : [g] true → [h] true</text:p>
      <text:p text:style-name="P59"/>
      <text:p text:style-name="P59">This can be shortened down to:</text:p>
      <text:p text:style-name="P59"/>
      <text:p text:style-name="P59"><text:tab/>f : g → h</text:p>
      <text:p text:style-name="P59"/>
      <text:p text:style-name="P60">Now, remember that this is a theory of constrained functions only. Since `g` and `h` are constrained functions <text:span text:style-name="T67">too</text:span>, they have their own trivial paths `<text:span text:style-name="T44">∀</text:span>g` and `<text:span text:style-name="T44">∀</text:span>h`.</text:p>
      <text:p text:style-name="P60"/>
      <text:p text:style-name="P61"><text:tab/><text:span text:style-name="T44">∀</text:span>g : <text:span text:style-name="T45">A → bool</text:span></text:p>
      <text:p text:style-name="P61"><text:tab/><text:span text:style-name="T44">∀</text:span>h : <text:span text:style-name="T45">B → bool</text:span></text:p>
      <text:p text:style-name="P61"/>
      <text:p text:style-name="P62">The input to `f` is constrained by `g`, so `g` must at least take any value that one can pass to `f`. This means that `f` also has the sub-type:</text:p>
      <text:p text:style-name="P62"/>
      <text:p text:style-name="P62"><text:tab/>f : [<text:span text:style-name="T44">∀g</text:span>] true → [<text:span text:style-name="T44">∀h</text:span>] true</text:p>
      <text:p text:style-name="P62"/>
      <text:p text:style-name="P62">Which can be reduced to:</text:p>
      <text:p text:style-name="P62"/>
      <text:p text:style-name="P62"><text:tab/>f : <text:span text:style-name="T44">∀</text:span>g → <text:span text:style-name="T44">∀h</text:span></text:p>
      <text:p text:style-name="P62"/>
      <text:p text:style-name="P63">In general:</text:p>
      <text:p text:style-name="P63"/>
      <text:p text:style-name="P63"><text:tab/>(f : g → h) =&gt; (<text:span text:style-name="T45">f : ∀g → ∀h</text:span>)</text:p>
      <text:p text:style-name="P63"/>
      <text:p text:style-name="P64"><text:span text:style-name="T73">This way of reasoning about functions allows new kinds of expressions.</text:span> I <text:span text:style-name="T72">can</text:span> express <text:span text:style-name="T72">this</text:span>:</text:p>
      <text:p text:style-name="P64"/>
      <text:p text:style-name="P64"><text:tab/>(f : <text:span text:style-name="T44">∀</text:span>g → <text:span text:style-name="T37">∃</text:span>g) &lt;=&gt; (g : <text:span text:style-name="T44">∀</text:span>f → <text:span text:style-name="T37">∃</text:span>f)</text:p>
      <text:p text:style-name="P64"/>
      <text:p text:style-name="P65">It means `f` and `g` has some overlap in their domains and maps to the same codomain.</text:p>
      <text:p text:style-name="P65"/>
      <text:p text:style-name="P66">The following can be true without `g` having the type `A → bool`:</text:p>
      <text:p text:style-name="P66"/>
      <text:p text:style-name="P66"><text:tab/>f : [<text:span text:style-name="T44">∀</text:span>] <text:span text:style-name="T44">∀</text:span>g</text:p>
      <text:p text:style-name="P68"/>
      <text:p text:style-name="P94">Finally, constraints carry over for all compositions, so a path inherits constraints:</text:p>
      <text:p text:style-name="P94"/>
      <text:p text:style-name="P75"><text:tab/>∃f[g<text:span text:style-name="T48">i→</text:span><text:span text:style-name="T51">n</text:span><text:span text:style-name="T75">]{∃g</text:span><text:span text:style-name="T51">i</text:span><text:span text:style-name="T75">{∀f}} &lt;=&gt; ∃g</text:span><text:span text:style-name="T51">n</text:span><text:span text:style-name="T75">{∃f{∀f}}</text:span></text:p>
      <text:p text:style-name="P75"/>
      <text:p text:style-name="P94">Written in the new syntax (remember `<text:span text:style-name="T75">∃f{∀f} </text:span>&lt;=&gt; <text:span text:style-name="T75">∃f</text:span>`):</text:p>
      <text:p text:style-name="P75"/>
      <text:p text:style-name="P76"><text:tab/><text:span text:style-name="T75">f[g</text:span><text:span text:style-name="T51">i→n</text:span><text:span text:style-name="T75">] : ∃g</text:span><text:span text:style-name="T51">i</text:span><text:span text:style-name="T75">{∀f} → ∃g</text:span><text:span text:style-name="T51">n</text:span><text:span text:style-name="T75">{∃f}</text:span></text:p>
      <text:h text:style-name="P2" text:outline-level="2">Demonstration</text:h>
      <text:p text:style-name="P96">A very simple example that previously was not understood how to solve:</text:p>
      <text:p text:style-name="P96"/>
      <text:p text:style-name="P96"><text:tab/>f[len] &lt;=&gt; add</text:p>
      <text:p text:style-name="P96"/>
      <text:p text:style-name="P96"><text:tab/>len : [any] → nat<text:tab/><text:tab/>// Length of a list</text:p>
      <text:p text:style-name="P96"><text:tab/>add : nat ⨯ nat → nat<text:tab/><text:tab/>// <text:span text:style-name="T87">Adds two natural numbers</text:span></text:p>
      <text:p text:style-name="P96"/>
      <text:p text:style-name="P96"><text:tab/><text:span text:style-name="T75">∀f </text:span>&lt;=&gt; true<text:span text:style-name="T48">1</text:span></text:p>
      <text:p text:style-name="P96"><text:tab/>∃len &lt;=&gt; true<text:span text:style-name="T48">1</text:span></text:p>
      <text:p text:style-name="P97"><text:span text:style-name="T55"><text:tab/>∃</text:span><text:span text:style-name="T59">add &lt;=&gt; true</text:span><text:span text:style-name="T54">1</text:span></text:p>
      <text:p text:style-name="P96"/>
      <text:p text:style-name="P96">Can there exists some function `f` that has the path `add` by `len`?</text:p>
      <text:p text:style-name="P96"/>
      <text:p text:style-name="P98"><text:span text:style-name="T87">It is already known that a such function exists because:</text:span></text:p>
      <text:p text:style-name="P98"/>
      <text:p text:style-name="P98"><text:tab/><text:span text:style-name="T87">concat[len] &lt;=&gt; add</text:span></text:p>
      <text:p text:style-name="P98"/>
      <text:p text:style-name="P101">However, assuming that we did not know about `concat`, how do we prove that is “can exist”?</text:p>
      <text:p text:style-name="P96"/>
      <text:p text:style-name="P96"><text:tab/><text:span text:style-name="T74">∃f[g</text:span><text:span text:style-name="T52">i→</text:span><text:span text:style-name="T51">n</text:span><text:span text:style-name="T75">]{∃g</text:span><text:span text:style-name="T51">i</text:span><text:span text:style-name="T75">{∀f}} &lt;=&gt; ∃g</text:span><text:span text:style-name="T51">n</text:span><text:span text:style-name="T75">{∃f{∀f}}</text:span></text:p>
      <text:p text:style-name="P78"><text:tab/>∃<text:span text:style-name="T86">add{∃len{∀f}, ∃len{∀f}} &lt;=&gt; ∃len{∃f{∀f}}<text:tab/><text:tab/>Inserting</text:span></text:p>
      <text:p text:style-name="P79"><text:tab/>∃<text:span text:style-name="T86">add{∃len{true</text:span><text:span text:style-name="T53">1</text:span><text:span text:style-name="T86">}, ∃len{true</text:span><text:span text:style-name="T53">1</text:span><text:span text:style-name="T86">}} &lt;=&gt; ∃len{∃f{true</text:span><text:span text:style-name="T53">1</text:span><text:span text:style-name="T86">}}<text:tab/>∀f &lt;=&gt; true</text:span><text:span text:style-name="T53">1</text:span></text:p>
      <text:p text:style-name="P79"><text:span text:style-name="T58"><text:tab/>∃add{∃len, ∃len} &lt;=&gt; ∃len{∃f}<text:tab/><text:tab/><text:tab/><text:tab/></text:span><text:span text:style-name="T59">Reducing</text:span></text:p>
      <text:p text:style-name="P79"><text:tab/><text:span text:style-name="T58">∃add{</text:span><text:span text:style-name="T59">true</text:span><text:span text:style-name="T54">1</text:span><text:span text:style-name="T58">, </text:span><text:span text:style-name="T59">true</text:span><text:span text:style-name="T54">1</text:span><text:span text:style-name="T58">} &lt;=&gt; ∃len{∃f}<text:tab/><text:tab/><text:tab/><text:tab/></text:span><text:span text:style-name="T59">Inserting</text:span></text:p>
      <text:p text:style-name="P79"><text:span text:style-name="T58"><text:tab/>∃add &lt;=&gt; ∃len{∃f}<text:tab/><text:tab/><text:tab/><text:tab/><text:tab/><text:tab/></text:span><text:span text:style-name="T59">Reducing</text:span></text:p>
      <text:p text:style-name="P79"><text:span text:style-name="T59"><text:tab/>true</text:span><text:span text:style-name="T54">1</text:span><text:span text:style-name="T58"> &lt;=&gt; ∃len{∃f}</text:span></text:p>
      <text:p text:style-name="P99"><text:span text:style-name="T60"/></text:p>
      <text:p text:style-name="P100"><text:span text:style-name="T60">T</text:span><text:span text:style-name="T55">his is the criteria of the path to exists. Making a new assumption:</text:span></text:p>
      <text:p text:style-name="P100"><text:span text:style-name="T55"/></text:p>
      <text:p text:style-name="P100"><text:span text:style-name="T55"><text:tab/></text:span><text:span text:style-name="T58">∃f </text:span><text:span text:style-name="T55">&lt;=&gt; true</text:span><text:span text:style-name="T48">1</text:span></text:p>
      <text:p text:style-name="P100"><text:span text:style-name="T55"/></text:p>
      <text:p text:style-name="P100"><text:span text:style-name="T55"><text:tab/></text:span><text:span text:style-name="T59">true</text:span><text:span text:style-name="T54">1</text:span><text:span text:style-name="T58"> &lt;=&gt; ∃len{∃f}</text:span></text:p>
      <text:p text:style-name="P100"><text:span text:style-name="T58"><text:tab/></text:span><text:span text:style-name="T59">true</text:span><text:span text:style-name="T54">1</text:span><text:span text:style-name="T58"> &lt;=&gt; ∃len{</text:span><text:span text:style-name="T55">true</text:span><text:span text:style-name="T48">1</text:span><text:span text:style-name="T58">}<text:tab/><text:tab/></text:span><text:span text:style-name="T55">Inserting</text:span></text:p>
      <text:p text:style-name="P100"><text:span text:style-name="T55"><text:tab/>t</text:span><text:span text:style-name="T59">rue</text:span><text:span text:style-name="T54">1</text:span><text:span text:style-name="T58"> &lt;=&gt; ∃len<text:tab/><text:tab/><text:tab/></text:span><text:span text:style-name="T55">Reducing</text:span></text:p>
      <text:p text:style-name="P100"><text:span text:style-name="T55"><text:tab/></text:span><text:span text:style-name="T59">true</text:span><text:span text:style-name="T54">1</text:span><text:span text:style-name="T58"> &lt;=&gt; </text:span><text:span text:style-name="T59">true</text:span><text:span text:style-name="T54">1</text:span><text:span text:style-name="T58"><text:tab/><text:tab/><text:tab/></text:span><text:span text:style-name="T55">Inserting</text:span></text:p>
      <text:p text:style-name="P100"><text:span text:style-name="T55"><text:tab/>Qed.</text:span></text:p>
      <text:p text:style-name="P100"><text:span text:style-name="T55"/></text:p>
      <text:p text:style-name="P100"><text:span text:style-name="T55">This does not prove that `f` exists, but if this new assumption is correct for `f`, then it “can exist”.</text:span></text:p>
      <text:p text:style-name="P100"><text:span text:style-name="T55"/></text:p>
      <text:p text:style-name="P100"><text:span text:style-name="T55">One can imagine situations where proving non-existence of a path is useful without testing all inputs. In theory it is possible to prove non-existence if the two objects are found that collapses on `</text:span><text:span text:style-name="T61">g</text:span><text:span text:style-name="T51">i</text:span><text:span text:style-name="T55">` but not on `g</text:span><text:span text:style-name="T48">n</text:span><text:span text:style-name="T55">`. Sometimes such two objects can be very hard to find. </text:span><text:span text:style-name="T62">Having a way to prove non-existence without any expensive search is much more efficient.</text:span></text:p>
      <text:p text:style-name="P100"><text:span text:style-name="T55"/></text:p>
      <text:p text:style-name="P101"><text:span text:style-name="T55">This means </text:span><text:span text:style-name="T63">one</text:span><text:span text:style-name="T55"> major </text:span><text:span text:style-name="T63">goal of path semantics, to find an efficient algorithm that exhausts a large portion of path semantical space, might… just perhaps…</text:span><text:span text:style-name="T64"> </text:span><text:span text:style-name="T63">be within reach. :</text:span><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6:32:13.140901000</meta:creation-date>
    <dc:date>2017-09-19T02:12:19.286721000</dc:date>
    <meta:editing-duration>PT6H36M34S</meta:editing-duration>
    <meta:editing-cycles>150</meta:editing-cycles>
    <meta:generator>LibreOffice/5.1.2.2$MacOSX_X86_64 LibreOffice_project/d3bf12ecb743fc0d20e0be0c58ca359301eb705f</meta:generator>
    <meta:document-statistic meta:table-count="1" meta:image-count="0" meta:object-count="0" meta:page-count="11" meta:paragraph-count="218" meta:word-count="3426" meta:character-count="18795" meta:non-whitespace-character-count="15423"/>
  </office:meta>
</office:document-meta>
</file>